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data-style-name="N0" style:family="table-cell" style:parent-style-name="Default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width="9.47551in" draw:style-name="a0" svg:y="0in" draw:id="id0" svg:x="0in" style:rel-height="scale" style:rel-width="scale" draw:name="Chart 1" draw:z-index="1" svg:height="6.88048in">
            <draw:object xlink:show="embed" xlink:type="simple" xlink:href="Object 1/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default-cell-style-name="ce1" table:number-columns-repeated="16384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 R</text:p>
          </table:table-cell>
          <table:table-cell table:style-name="ce1" office:value-type="string">
            <text:p>Temp K</text:p>
          </table:table-cell>
          <table:table-cell table:number-columns-repeated="16380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number-columns-repeated="16380"/>
        </table:table-row>
        <table:table-row table:style-name="ro1">
          <table:table-cell table:style-name="ce1" office:value="1.0" office:value-type="float">
            <text:p>1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number-columns-repeated="16380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number-columns-repeated="16380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number-columns-repeated="16380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number-columns-repeated="16380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data-style-name="N0" style:family="table-cell">
      <style:table-cell-properties style:vertical-align="automatic" fo:background-color="transparent"/>
      <style:text-properties style:font-name-asian="Calibri" fo:color="#000000" style:font-size-asian="11pt" fo:font-size="11pt" style:font-name-complex="Calibri" style:font-size-complex="11pt" style:font-name="Calibri"/>
    </style:style>
    <style:default-style style:family="graphic">
      <style:graphic-properties draw:fill-color="#4f81bd" svg:stroke-opacity="100%" draw:fill="solid" draw:opacity="100%" draw:stroke="solid" svg:stroke-color="#385d8a" svg:stroke-width="0.02778in"/>
    </style:default-style>
  </office:styles>
  <office:automatic-styles>
    <style:page-layout style:name="pm1">
      <style:page-layout-properties fo:margin-right="0.7in" style:table-centering="none" fo:margin-top="0.3in" fo:margin-left="0.7in" style:print="objects charts drawings" fo:margin-bottom="0.3in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top="0in" fo:margin-left="0.7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3:51:04</meta:creation-date>
    <dc:date>2015-10-01T13:51:0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25in" fo:font-style="normal" style:text-underline-width="auto" fo:font-family="+mn-lt" style:font-size-complex="0.25in" fo:letter-spacing="0in" style:text-underline-type="none" fo:font-size="0.25in" style:text-line-through-type="none" fo:font-weight="bold"/>
    </style:style>
    <style:style style:name="a1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T01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3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xs0" style:data-style-name="N0" style:family="chart">
      <style:chart-properties chart:tick-marks-minor-outer="false" chart:visible="true" chart:maximum="40000" chart:logarithmic="false" chart:link-data-style-to-source="true" chart:tick-marks-minor-inner="false" chart:minimum="10000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Lgnd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0" style:family="chart">
      <style:graphic-properties svg:stroke-opacity="100%" draw:fill="none" draw:stroke-linejoin="round" draw:stroke-dash="a2" draw:stroke="dash" svg:stroke-color="#000000" svg:stroke-width="0.01042in"/>
    </style:style>
    <style:style style:name="Axs1" style:data-style-name="N0" style:family="chart">
      <style:chart-properties chart:tick-marks-minor-outer="false" chart:visible="true" chart:display-label="true" chart:logarithmic="false" chart:gap-width="150" chart:link-data-style-to-source="true" chart:overlap="100" chart:tick-marks-major-outer="true" chart:tick-marks-minor-inner="fals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1" style:family="chart">
      <style:graphic-properties svg:stroke-opacity="100%" draw:fill="none" draw:stroke-linejoin="round" draw:stroke-dash="a4" draw:stroke="dash" svg:stroke-color="#000000" svg:stroke-width="0.01042in"/>
    </style:style>
    <style:style style:name="G0S0" style:family="chart">
      <style:chart-properties chart:symbol-type="automatic" chart:solid-type="cuboid" chart:connect-bars="false"/>
      <style:graphic-properties draw:fill-color="#325885" svg:stroke-opacity="100%" draw:fill="none" draw:stroke-linejoin="round" draw:stroke="solid" svg:stroke-color="#325885" svg:stroke-width="0.03125in"/>
    </style:style>
    <style:style style:name="G0S1" style:family="chart">
      <style:chart-properties chart:symbol-type="automatic" chart:solid-type="cuboid" chart:connect-bars="false"/>
      <style:graphic-properties draw:fill-color="#873331" svg:stroke-opacity="100%" draw:fill="none" draw:stroke-linejoin="round" draw:stroke="solid" svg:stroke-color="#873331" svg:stroke-width="0.03125in"/>
    </style:style>
    <style:style style:name="G0S2" style:family="chart">
      <style:chart-properties chart:symbol-type="automatic" chart:solid-type="cuboid" chart:connect-bars="false"/>
      <style:graphic-properties draw:fill-color="#6b833a" svg:stroke-opacity="100%" draw:fill="none" draw:stroke-linejoin="round" draw:stroke="solid" svg:stroke-color="#6b833a" svg:stroke-width="0.03125in"/>
    </style:style>
    <style:style style:name="Crt0" style:family="chart">
      <style:chart-properties chart:symbol-type="automatic" chart:deep="false" chart:solid-type="cuboid" chart:three-dimensional="false" chart:connect-bars="false"/>
      <style:graphic-properties draw:fill-color="#ffffff" svg:stroke-opacity="100%" draw:fill="solid" draw:stroke-linejoin="round" draw:opacity="100%" draw:stroke="solid" svg:stroke-color="#868686" svg:stroke-width="0.01042in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fo:language="en" fo:color="#000000" style:text-line-through-style="none" style:letter-kerning="true" style:font-weight-asian="normal" style:text-line-through-width="auto" style:text-underline-mode="continuous" style:font-weight-complex="normal" style:text-position="0% 100%" style:text-underline-style="none" fo:font-style="normal" style:font-style-complex="normal" style:font-style-asian="normal" style:text-line-through-color="font-color" style:font-size-asian="0.13889in" fo:country="US" style:text-underline-width="auto" fo:font-family="Calibri" style:font-size-complex="0.13889in" style:text-underline-type="none" fo:font-size="0.13889in" style:text-line-through-type="none" fo:font-weight="normal"/>
    </style:style>
    <style:style style:name="C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25in" style:text-line-through-type="none" style:text-position="0% 100%" style:text-underline-mode="continuous" style:text-underline-style="none" style:font-weight-complex="bold" style:text-underline-type="none" fo:font-size="0.25in" style:font-size-asian="0.25in" style:text-line-through-color="font-color" style:font-style-complex="normal"/>
    </style:style>
    <style:style style:name="Plt0" style:family="chart">
      <style:chart-properties chart:deep="false" chart:three-dimensional="false"/>
      <style:graphic-properties draw:stroke="none" draw:fill="none"/>
    </style:style>
  </office:automatic-styles>
  <office:body>
    <office:chart>
      <chart:chart svg:width="682.2368503937008pt" chart:class="chart:scatter" chart:style-name="Crt0" svg:height="495.3947244094488pt">
        <chart:title chart:style-name="CT00">
          <text:p text:cond-style-name="" text:class-names="" text:style-name="a0">Unittest Title</text:p>
        </chart:title>
        <chart:legend chart:legend-align="center" chart:style-name="Lgnd" chart:legend-position="end"/>
        <chart:plot-area chart:style-name="Plt0">
          <chart:axis chart:style-name="Axs0" chart:name="primary-x" chart:dimension="x">
            <chart:title chart:style-name="AT00">
              <text:p text:cond-style-name="" text:class-names="" text:style-name="a1">Unittest X Axis (feet)</text:p>
            </chart:title>
            <chart:grid chart:class="major" chart:style-name="GMa0"/>
          </chart:axis>
          <chart:axis chart:style-name="Axs1" chart:name="primary-y" chart:dimension="y">
            <chart:title chart:style-name="AT01">
              <text:p text:cond-style-name="" text:class-names="" text:style-name="a3">Unittest Y Axis (degK, degR, psia)</text:p>
            </chart:title>
            <chart:grid chart:class="major" chart:style-name="GMa1"/>
          </chart:axis>
          <chart:series chart:class="chart:scatter" chart:style-name="G0S0" chart:label-cell-address="Alt_Data.$B$1" chart:attached-axis="primary-y" chart:values-cell-range-address="Alt_Data.$B$3:.$B$7">
            <chart:domain table:cell-range-address="Alt_Data.$A$3:.$A$7"/>
            <chart:data-point chart:repeated="5"/>
          </chart:series>
          <chart:series chart:class="chart:scatter" chart:style-name="G0S1" chart:label-cell-address="Alt_Data.$C$1" chart:attached-axis="primary-y" chart:values-cell-range-address="Alt_Data.$C$3:.$C$7">
            <chart:domain table:cell-range-address="Alt_Data.$A$3:.$A$7"/>
            <chart:data-point chart:repeated="5"/>
          </chart:series>
          <chart:series chart:class="chart:scatter" chart:style-name="G0S2" chart:label-cell-address="Alt_Data.$D$1" chart:attached-axis="primary-y" chart:values-cell-range-address="Alt_Data.$D$3:.$D$7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ots1-length="0.01042in" draw:distance="0.01042in" draw:display-name="SysDash" draw:name="a2" draw:style="rect" draw:dots2-length="0in" draw:dots1="1" draw:dots2="0"/>
    <draw:stroke-dash draw:dots1-length="0.01042in" draw:distance="0.01042in" draw:display-name="SysDash" draw:name="a4" draw:style="rect" draw:dots2-length="0in" draw:dots1="1" draw:dots2="0"/>
  </office:styles>
</office:document-styles>
</file>